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7" style:family="paragraph" style:parent-style-name="Standard">
      <style:text-properties officeooo:rsid="001379c4" officeooo:paragraph-rsid="001379c4"/>
    </style:style>
    <style:style style:name="P8" style:family="paragraph" style:parent-style-name="Standard">
      <style:text-properties officeooo:paragraph-rsid="001379c4"/>
    </style:style>
    <style:style style:name="P9" style:family="paragraph" style:parent-style-name="Heading_20_1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10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379c4" officeooo:paragraph-rsid="001379c4" loext:padding="0cm" loext:border="none"/>
    </style:style>
    <style:style style:name="P11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551cb" officeooo:paragraph-rsid="001551cb" loext:padding="0cm" loext:border="none"/>
    </style:style>
    <style:style style:name="P12" style:family="paragraph" style:parent-style-name="Standard">
      <style:text-properties officeooo:rsid="001379c4" officeooo:paragraph-rsid="001379c4"/>
    </style:style>
    <style:style style:name="P13" style:family="paragraph" style:parent-style-name="Standard">
      <style:text-properties officeooo:rsid="001551cb" officeooo:paragraph-rsid="001551cb"/>
    </style:style>
    <style:style style:name="P14" style:family="paragraph" style:parent-style-name="Standard">
      <style:text-properties officeooo:rsid="00189b45" officeooo:paragraph-rsid="00189b45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3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25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26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27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89b45" officeooo:paragraph-rsid="00189b45" loext:padding="0cm" loext:border="none"/>
    </style:style>
    <style:style style:name="P28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fo:letter-spacing="normal" loext:padding="0cm" loext:border="non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6183bb" loext:opacity="100%" style:font-name="Menlo" fo:font-size="10.5pt" fo:letter-spacing="normal" fo:font-style="normal" fo:font-weight="normal" loext:padding="0cm" loext:border="none"/>
    </style:style>
    <style:style style:name="P30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5" style:family="text">
      <style:text-properties fo:font-variant="normal" fo:text-transform="none" fo:color="#787c99" loext:opacity="100%" fo:letter-spacing="normal" loext:padding="0cm" loext:border="none"/>
    </style:style>
    <style:style style:name="T6" style:family="text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T7" style:family="text">
      <style:text-properties officeooo:rsid="001379c4"/>
    </style:style>
    <style:style style:name="T8" style:family="text">
      <style:text-properties loext:padding="0cm" loext:border="none"/>
    </style:style>
    <style:style style:name="T9" style:family="text">
      <style:text-properties style:font-name="system-ui" fo:font-size="10.5pt" fo:font-style="normal" fo:font-weight="normal"/>
    </style:style>
    <style:style style:name="T10" style:family="text">
      <style:text-properties fo:color="#6183bb" loext:opacity="100%" style:font-name="Menlo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15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15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16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16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3">-----------------------------------------------------------------------------</text:p>
      <text:p text:style-name="P5">02 abril 2026</text:p>
      <text:h text:style-name="P4" text:outline-level="2">Git local</text:h>
      <text:p text:style-name="P6"><text:span text:style-name="T2">Hice commit local con estos cambios (sin incluir los </text:span><text:span text:style-name="Source_20_Text"><text:span text:style-name="T3">.odt/.~lock</text:span></text:span><text:span text:style-name="T2">):</text:span></text:p>
      <text:list text:style-name="L3">
        <text:list-item>
          <text:p text:style-name="P17"><text:span text:style-name="Strong_20_Emphasis"><text:span text:style-name="T1">Commit:</text:span></text:span><text:span text:style-name="T2"> </text:span><text:span text:style-name="Source_20_Text"><text:span text:style-name="T3">3121a3a</text:span></text:span></text:p>
        </text:list-item>
        <text:list-item>
          <text:p text:style-name="P17"><text:span text:style-name="Strong_20_Emphasis"><text:span text:style-name="T1">Mensaje:</text:span></text:span><text:span text:style-name="T2"> </text:span><text:span text:style-name="Source_20_Text"><text:span text:style-name="T3">Mejoras licor: registro extendido, pagos checkout, tasa y CMS admin</text:span></text:span></text:p>
        </text:list-item>
      </text:list>
      <text:p text:style-name="P5">-----------------------------------------------------------------------------------------------------------------</text:p>
      <text:h text:style-name="P4" text:outline-level="2">Commit (guardado) que hice</text:h>
      <text:list text:style-name="L4">
        <text:list-item>
          <text:p text:style-name="P18"><text:span text:style-name="Strong_20_Emphasis"><text:span text:style-name="T1">Hash (full):</text:span></text:span><text:span text:style-name="T2"> </text:span><text:span text:style-name="Source_20_Text"><text:span text:style-name="T3">f7c6b882ecde99fe95d6a85d9ac14b33b9c0ff58</text:span></text:span></text:p>
        </text:list-item>
        <text:list-item>
          <text:p text:style-name="P18"><text:span text:style-name="Strong_20_Emphasis"><text:span text:style-name="T1">Descripción / mensaje:</text:span></text:span><text:span text:style-name="T2"> </text:span><text:span text:style-name="Source_20_Text"><text:span text:style-name="T3">docs: actualizar documentos de licor y locks</text:span></text:span></text:p>
        </text:list-item>
        <text:list-item>
          <text:p text:style-name="P18"><text:span text:style-name="Strong_20_Emphasis"><text:span text:style-name="T1">Fecha:</text:span></text:span><text:span text:style-name="T2"> </text:span><text:span text:style-name="Source_20_Text"><text:span text:style-name="T3">Thu Apr 2 03:29:57 2026 -0400</text:span></text:span></text:p>
        </text:list-item>
        <text:list-item>
          <text:p text:style-name="P18"><text:span text:style-name="Strong_20_Emphasis"><text:span text:style-name="T1">Autor:</text:span></text:span><text:span text:style-name="T2"> </text:span><text:span text:style-name="Source_20_Text"><text:span text:style-name="T3">marcosstic &lt;marcosguerreroc7@gmail.com&gt;</text:span></text:span></text:p>
        </text:list-item>
      </text:list>
      <text:p text:style-name="P5">--------------------------------------------------------------------------------------------</text:p>
      <text:p text:style-name="P7">03-04-2026 <text:s/>00:01</text:p>
      <text:p text:style-name="P7"/>
      <text:p text:style-name="P8"><text:span text:style-name="T7">antes de guardar en git local me dejo esta nota: </text:span><text:span text:style-name="T6">Nota pequeña (QA)</text:span></text:p>
      <text:p text:style-name="P6"><text:span text:style-name="T2">Quedó repetido el item </text:span><text:span text:style-name="Source_20_Text"><text:span text:style-name="T3">admin_buyers_sorting</text:span></text:span><text:span text:style-name="T2"> en el TODO interno (no afecta el código). Si quieres, lo limpio luego.</text:span></text:p>
      <text:p text:style-name="P3">Si quieres el siguiente refinamiento UX (opcional), te propongo:</text:p>
      <text:list text:style-name="L5">
        <text:list-item>
          <text:p text:style-name="P19"><text:span text:style-name="T2">mostrar labels más amigables en el badge (en vez de </text:span><text:span text:style-name="Source_20_Text"><text:span text:style-name="T3">pending/approved/...</text:span></text:span><text:span text:style-name="T2">), y</text:span></text:p>
        </text:list-item>
        <text:list-item>
          <text:p text:style-name="P19"><text:span text:style-name="T2">que el detalle se “recargue” si cambias el filtro </text:span><text:span text:style-name="Source_20_Text"><text:span text:style-name="T3">status</text:span></text:span><text:span text:style-name="T2"> o el orden (ahora se cachea con </text:span><text:span text:style-name="Source_20_Text"><text:span text:style-name="T3">data-loaded=1</text:span></text:span><text:span text:style-name="T2"> por panel).</text:span></text:p>
        </text:list-item>
      </text:list>
      <text:p text:style-name="P7">-------------------------------------------------------------------</text:p>
      <text:p text:style-name="P7"/>
      <text:p text:style-name="P7"/>
      <text:h text:style-name="P10" text:outline-level="2"><text:soft-page-break/>Guardado en git local</text:h>
      <text:p text:style-name="P6"><text:span text:style-name="Strong_20_Emphasis"><text:span text:style-name="T1">Commit:</text:span></text:span><text:span text:style-name="T2"> </text:span><text:span text:style-name="Source_20_Text"><text:span text:style-name="T4">26be516</text:span></text:span></text:p>
      <text:list text:style-name="L6">
        <text:list-item>
          <text:p text:style-name="P21"><text:span text:style-name="Strong_20_Emphasis"><text:span text:style-name="T1">5 archivos modificados</text:span></text:span><text:span text:style-name="T2">, 239 insertadas, 90 eliminadas</text:span></text:p>
        </text:list-item>
        <text:list-item>
          <text:p text:style-name="P30"><text:span text:style-name="Strong_20_Emphasis"><text:span text:style-name="T1">Nuevos:</text:span></text:span><text:span text:style-name="T2"> </text:span></text:p>
          <text:p text:style-name="P26"><text:span text:style-name="T10">src/js/supabase/client.js</text:span><text:span text:style-name="T8">, </text:span></text:p>
          <text:p text:style-name="P29">src/js/supabase/auth.js</text:p>
        </text:list-item>
        <text:list-item>
          <text:p text:style-name="P21"><text:span text:style-name="Strong_20_Emphasis"><text:span text:style-name="T1">Mensaje:</text:span></text:span><text:span text:style-name="T2"> Fase 1 Auth completa - Integración con Supabase Auth (buyer + admin)</text:span></text:p>
        </text:list-item>
      </text:list>
      <text:p text:style-name="Horizontal_20_Line"/>
      <text:h text:style-name="P9" text:outline-level="1">Fase 1 completada</text:h>
      <text:list text:style-name="L7">
        <text:list-item>
          <text:p text:style-name="P28">✅ <text:span text:style-name="T9">Supabase Auth integrado</text:span></text:p>
        </text:list-item>
        <text:list-item>
          <text:p text:style-name="P22"><text:span text:style-name="T5">✅ </text:span><text:span text:style-name="T2">Sin </text:span><text:span text:style-name="Source_20_Text"><text:span text:style-name="T4">localStorage</text:span></text:span><text:span text:style-name="T2"> para sesión</text:span></text:p>
        </text:list-item>
        <text:list-item>
          <text:p text:style-name="P28">✅ <text:span text:style-name="T9">Validación de rol admin</text:span></text:p>
        </text:list-item>
        <text:list-item>
          <text:p text:style-name="P28">✅ <text:span text:style-name="T9">Registro con metadata y trigger server-side</text:span></text:p>
        </text:list-item>
        <text:list-item>
          <text:p text:style-name="P28">✅ <text:span text:style-name="T9">Rate limit 429 resuelto (email confirmation desactivado temporalmente)</text:span></text:p>
        </text:list-item>
      </text:list>
      <text:p text:style-name="P13">03-04-2026 20:39pm</text:p>
      <text:p text:style-name="P13"/>
      <text:p text:style-name="P13">--------------------------------------------------------------------------------------------</text:p>
      <text:h text:style-name="P11" text:outline-level="2">Guardado en git local</text:h>
      <text:p text:style-name="P6"><text:span text:style-name="Strong_20_Emphasis"><text:span text:style-name="T1">Commit:</text:span></text:span><text:span text:style-name="T2"> </text:span><text:span text:style-name="Source_20_Text"><text:span text:style-name="T4">ddcf5d2</text:span></text:span></text:p>
      <text:list text:style-name="L8">
        <text:list-item>
          <text:p text:style-name="P23"><text:span text:style-name="Strong_20_Emphasis"><text:span text:style-name="T1">Fase 2 Catálogo</text:span></text:span><text:span text:style-name="T2">: schema extendido + migración aplicada</text:span></text:p>
        </text:list-item>
        <text:list-item>
          <text:p text:style-name="P23"><text:span text:style-name="T2">Agregadas: </text:span><text:span text:style-name="Source_20_Text"><text:span text:style-name="T4">sku</text:span></text:span><text:span text:style-name="T2">, </text:span><text:span text:style-name="Source_20_Text"><text:span text:style-name="T4">slug</text:span></text:span><text:span text:style-name="T2">, </text:span><text:span text:style-name="Source_20_Text"><text:span text:style-name="T4">image_path</text:span></text:span><text:span text:style-name="T2">, </text:span><text:span text:style-name="Source_20_Text"><text:span text:style-name="T4">sort_order</text:span></text:span></text:p>
        </text:list-item>
        <text:list-item>
          <text:p text:style-name="P25">Constraints, índices y validaciones listos</text:p>
        </text:list-item>
        <text:list-item>
          <text:p text:style-name="P25">RLS ya estaba correcto</text:p>
        </text:list-item>
        <text:list-item>
          <text:p text:style-name="P27">04-04-2026</text:p>
        </text:list-item>
      </text:list>
      <text:p text:style-name="P14">0:41am</text:p>
      <text:p text:style-name="P14">--------------------------------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4-04T00:41:29.756160737</dc:date>
    <meta:editing-duration>PT4H51M13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2" meta:paragraph-count="51" meta:word-count="296" meta:character-count="2418" meta:non-whitespace-character-count="2197"/>
  </office:meta>
</office:document-meta>
</file>